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123"/>
    <style:style style:name="ce4" style:family="table-cell" style:parent-style-name="Default" style:data-style-name="N122"/>
    <style:style style:name="ce10" style:family="table-cell" style:parent-style-name="Default" style:data-style-name="N123">
      <style:text-properties fo:font-weight="bold" style:font-weight-asian="bold" style:font-weight-complex="bold"/>
    </style:style>
    <style:style style:name="ce11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as cruda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ablas de ANOVA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ódigos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t = tratamiento de cor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0 = altura inicial del arbus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 = dominanc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 dos puntos indican términos de interacció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R Chisq = valor Chi-cuadrado del cociente de verosimilitu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entre el modelo con y sin el término en cuestión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Supervivenc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R Chisq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Pr(&gt;Chisq)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85.8686116821617" calcext:value-type="float">
            <text:p>85.8686116821617</text:p>
          </table:table-cell>
          <table:table-cell office:value-type="float" office:value="1" calcext:value-type="float">
            <text:p>1</text:p>
          </table:table-cell>
          <table:table-cell office:value-type="float" office:value="1.92296993754174E-020" calcext:value-type="float">
            <text:p>1.92296993754174E-20</text:p>
          </table:table-cell>
        </table:table-row>
        <table:table-row table:style-name="ro1">
          <table:table-cell office:value-type="string" calcext:value-type="string">
            <text:p>trat</text:p>
          </table:table-cell>
          <table:table-cell office:value-type="float" office:value="82.9271327305789" calcext:value-type="float">
            <text:p>82.9271327305789</text:p>
          </table:table-cell>
          <table:table-cell office:value-type="float" office:value="2" calcext:value-type="float">
            <text:p>2</text:p>
          </table:table-cell>
          <table:table-cell office:value-type="float" office:value="9.83109578598984E-019" calcext:value-type="float">
            <text:p>9.83109578598984E-19</text:p>
          </table:table-cell>
        </table:table-row>
        <table:table-row table:style-name="ro1">
          <table:table-cell office:value-type="string" calcext:value-type="string">
            <text:p>alt0</text:p>
          </table:table-cell>
          <table:table-cell office:value-type="float" office:value="8.06452403688172" calcext:value-type="float">
            <text:p>8.06452403688172</text:p>
          </table:table-cell>
          <table:table-cell office:value-type="float" office:value="1" calcext:value-type="float">
            <text:p>1</text:p>
          </table:table-cell>
          <table:table-cell office:value-type="float" office:value="0.00451403315379744" calcext:value-type="float">
            <text:p>0.004514033153797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29.1043460406033" calcext:value-type="float">
            <text:p>29.1043460406033</text:p>
          </table:table-cell>
          <table:table-cell office:value-type="float" office:value="1" calcext:value-type="float">
            <text:p>1</text:p>
          </table:table-cell>
          <table:table-cell office:value-type="float" office:value="0.0000000685829617927798" calcext:value-type="float">
            <text:p>6.85829617927798E-08</text:p>
          </table:table-cell>
        </table:table-row>
        <table:table-row table:style-name="ro1">
          <table:table-cell office:value-type="string" calcext:value-type="string">
            <text:p>year:trat</text:p>
          </table:table-cell>
          <table:table-cell office:value-type="float" office:value="6.6683973891088" calcext:value-type="float">
            <text:p>6.6683973891088</text:p>
          </table:table-cell>
          <table:table-cell office:value-type="float" office:value="2" calcext:value-type="float">
            <text:p>2</text:p>
          </table:table-cell>
          <table:table-cell office:value-type="float" office:value="0.0356431358101926" calcext:value-type="float">
            <text:p>0.035643135810193</text:p>
          </table:table-cell>
        </table:table-row>
        <table:table-row table:style-name="ro1">
          <table:table-cell office:value-type="string" calcext:value-type="string">
            <text:p>year:alt0</text:p>
          </table:table-cell>
          <table:table-cell office:value-type="float" office:value="4.13341461888047" calcext:value-type="float">
            <text:p>4.13341461888047</text:p>
          </table:table-cell>
          <table:table-cell office:value-type="float" office:value="1" calcext:value-type="float">
            <text:p>1</text:p>
          </table:table-cell>
          <table:table-cell office:value-type="float" office:value="0.0420444329843227" calcext:value-type="float">
            <text:p>0.042044432984323</text:p>
          </table:table-cell>
        </table:table-row>
        <table:table-row table:style-name="ro1">
          <table:table-cell office:value-type="string" calcext:value-type="string">
            <text:p>trat:alt0</text:p>
          </table:table-cell>
          <table:table-cell office:value-type="float" office:value="52.9375916022884" calcext:value-type="float">
            <text:p>52.9375916022884</text:p>
          </table:table-cell>
          <table:table-cell office:value-type="float" office:value="2" calcext:value-type="float">
            <text:p>2</text:p>
          </table:table-cell>
          <table:table-cell office:value-type="float" office:value="0.00000000000319703978597467" calcext:value-type="float">
            <text:p>3.19703978597467E-12</text:p>
          </table:table-cell>
        </table:table-row>
        <table:table-row table:style-name="ro1">
          <table:table-cell office:value-type="string" calcext:value-type="string">
            <text:p>year:dom</text:p>
          </table:table-cell>
          <table:table-cell office:value-type="float" office:value="1.15301160132287" calcext:value-type="float">
            <text:p>1.15301160132287</text:p>
          </table:table-cell>
          <table:table-cell office:value-type="float" office:value="1" calcext:value-type="float">
            <text:p>1</text:p>
          </table:table-cell>
          <table:table-cell office:value-type="float" office:value="0.282919602301502" calcext:value-type="float">
            <text:p>0.282919602301502</text:p>
          </table:table-cell>
        </table:table-row>
        <table:table-row table:style-name="ro1">
          <table:table-cell office:value-type="string" calcext:value-type="string">
            <text:p>trat:dom</text:p>
          </table:table-cell>
          <table:table-cell office:value-type="float" office:value="26.3918671230042" calcext:value-type="float">
            <text:p>26.3918671230042</text:p>
          </table:table-cell>
          <table:table-cell office:value-type="float" office:value="2" calcext:value-type="float">
            <text:p>2</text:p>
          </table:table-cell>
          <table:table-cell office:value-type="float" office:value="0.00000185814187499548" calcext:value-type="float">
            <text:p>1.85814187499548E-0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Altura del rebro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R Chisq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Pr(&gt;Chisq)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362.789713314576" calcext:value-type="float">
            <text:p>362.789713314576</text:p>
          </table:table-cell>
          <table:table-cell office:value-type="float" office:value="4" calcext:value-type="float">
            <text:p>4</text:p>
          </table:table-cell>
          <table:table-cell office:value-type="float" office:value="3.03547943989016E-077" calcext:value-type="float">
            <text:p>3.03547943989016E-77</text:p>
          </table:table-cell>
        </table:table-row>
        <table:table-row table:style-name="ro1">
          <table:table-cell office:value-type="string" calcext:value-type="string">
            <text:p>trat</text:p>
          </table:table-cell>
          <table:table-cell office:value-type="float" office:value="419.759908302034" calcext:value-type="float">
            <text:p>419.759908302034</text:p>
          </table:table-cell>
          <table:table-cell office:value-type="float" office:value="2" calcext:value-type="float">
            <text:p>2</text:p>
          </table:table-cell>
          <table:table-cell office:value-type="float" office:value="7.0842527936118E-092" calcext:value-type="float">
            <text:p>7.0842527936118E-92</text:p>
          </table:table-cell>
        </table:table-row>
        <table:table-row table:style-name="ro1">
          <table:table-cell office:value-type="string" calcext:value-type="string">
            <text:p>alt0</text:p>
          </table:table-cell>
          <table:table-cell office:value-type="float" office:value="182.64161044262" calcext:value-type="float">
            <text:p>182.64161044262</text:p>
          </table:table-cell>
          <table:table-cell office:value-type="float" office:value="1" calcext:value-type="float">
            <text:p>1</text:p>
          </table:table-cell>
          <table:table-cell office:value-type="float" office:value="1.28431707915719E-041" calcext:value-type="float">
            <text:p>1.28431707915719E-41</text:p>
          </table:table-cell>
        </table:table-row>
        <table:table-row table:style-name="ro1">
          <table:table-cell office:value-type="string" calcext:value-type="string">
            <text:p>I(alt0^2)</text:p>
          </table:table-cell>
          <table:table-cell office:value-type="float" office:value="113.08996606211" calcext:value-type="float">
            <text:p>113.08996606211</text:p>
          </table:table-cell>
          <table:table-cell office:value-type="float" office:value="1" calcext:value-type="float">
            <text:p>1</text:p>
          </table:table-cell>
          <table:table-cell office:value-type="float" office:value="2.06203040976968E-026" calcext:value-type="float">
            <text:p>2.06203040976968E-26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9.29895338915891" calcext:value-type="float">
            <text:p>9.29895338915891</text:p>
          </table:table-cell>
          <table:table-cell office:value-type="float" office:value="1" calcext:value-type="float">
            <text:p>1</text:p>
          </table:table-cell>
          <table:table-cell office:value-type="float" office:value="0.00229284809499215" calcext:value-type="float">
            <text:p>0.002292848094992</text:p>
          </table:table-cell>
        </table:table-row>
        <table:table-row table:style-name="ro1">
          <table:table-cell office:value-type="string" calcext:value-type="string">
            <text:p>year:trat</text:p>
          </table:table-cell>
          <table:table-cell office:value-type="float" office:value="278.273165198351" calcext:value-type="float">
            <text:p>278.273165198351</text:p>
          </table:table-cell>
          <table:table-cell office:value-type="float" office:value="8" calcext:value-type="float">
            <text:p>8</text:p>
          </table:table-cell>
          <table:table-cell office:value-type="float" office:value="1.71917433075417E-055" calcext:value-type="float">
            <text:p>1.71917433075417E-55</text:p>
          </table:table-cell>
        </table:table-row>
        <table:table-row table:style-name="ro1">
          <table:table-cell office:value-type="string" calcext:value-type="string">
            <text:p>year:alt0</text:p>
          </table:table-cell>
          <table:table-cell office:value-type="float" office:value="5.26920032512493" calcext:value-type="float">
            <text:p>5.26920032512493</text:p>
          </table:table-cell>
          <table:table-cell office:value-type="float" office:value="4" calcext:value-type="float">
            <text:p>4</text:p>
          </table:table-cell>
          <table:table-cell office:value-type="float" office:value="0.260774024246716" calcext:value-type="float">
            <text:p>0.260774024246716</text:p>
          </table:table-cell>
        </table:table-row>
        <table:table-row table:style-name="ro1">
          <table:table-cell office:value-type="string" calcext:value-type="string">
            <text:p>trat:alt0</text:p>
          </table:table-cell>
          <table:table-cell office:value-type="float" office:value="5.05296346865289" calcext:value-type="float">
            <text:p>5.05296346865289</text:p>
          </table:table-cell>
          <table:table-cell office:value-type="float" office:value="2" calcext:value-type="float">
            <text:p>2</text:p>
          </table:table-cell>
          <table:table-cell office:value-type="float" office:value="0.079939775478634" calcext:value-type="float">
            <text:p>0.079939775478634</text:p>
          </table:table-cell>
        </table:table-row>
        <table:table-row table:style-name="ro1">
          <table:table-cell office:value-type="string" calcext:value-type="string">
            <text:p>year:I(alt0^2)</text:p>
          </table:table-cell>
          <table:table-cell office:value-type="float" office:value="2.29242588710404" calcext:value-type="float">
            <text:p>2.29242588710404</text:p>
          </table:table-cell>
          <table:table-cell office:value-type="float" office:value="4" calcext:value-type="float">
            <text:p>4</text:p>
          </table:table-cell>
          <table:table-cell office:value-type="float" office:value="0.682148381826143" calcext:value-type="float">
            <text:p>0.682148381826143</text:p>
          </table:table-cell>
        </table:table-row>
        <table:table-row table:style-name="ro1">
          <table:table-cell office:value-type="string" calcext:value-type="string">
            <text:p>trat:I(alt0^2)</text:p>
          </table:table-cell>
          <table:table-cell office:value-type="float" office:value="2.37433176473108" calcext:value-type="float">
            <text:p>2.37433176473108</text:p>
          </table:table-cell>
          <table:table-cell office:value-type="float" office:value="2" calcext:value-type="float">
            <text:p>2</text:p>
          </table:table-cell>
          <table:table-cell office:value-type="float" office:value="0.305084685857502" calcext:value-type="float">
            <text:p>0.305084685857502</text:p>
          </table:table-cell>
        </table:table-row>
        <table:table-row table:style-name="ro1">
          <table:table-cell office:value-type="string" calcext:value-type="string">
            <text:p>year:dom</text:p>
          </table:table-cell>
          <table:table-cell office:value-type="float" office:value="2.88801146601818" calcext:value-type="float">
            <text:p>2.88801146601818</text:p>
          </table:table-cell>
          <table:table-cell office:value-type="float" office:value="4" calcext:value-type="float">
            <text:p>4</text:p>
          </table:table-cell>
          <table:table-cell office:value-type="float" office:value="0.576737909124846" calcext:value-type="float">
            <text:p>0.576737909124846</text:p>
          </table:table-cell>
        </table:table-row>
        <table:table-row table:style-name="ro1">
          <table:table-cell office:value-type="string" calcext:value-type="string">
            <text:p>trat:dom</text:p>
          </table:table-cell>
          <table:table-cell office:value-type="float" office:value="0.140130921925639" calcext:value-type="float">
            <text:p>0.140130921925639</text:p>
          </table:table-cell>
          <table:table-cell office:value-type="float" office:value="2" calcext:value-type="float">
            <text:p>2</text:p>
          </table:table-cell>
          <table:table-cell office:value-type="float" office:value="0.932332786506445" calcext:value-type="float">
            <text:p>0.93233278650644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roducción de fruto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esencia de frutos [0, 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R Chisq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Pr(&gt;Chisq)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33.550006875927" calcext:value-type="float">
            <text:p>233.550006875927</text:p>
          </table:table-cell>
          <table:table-cell office:value-type="float" office:value="4" calcext:value-type="float">
            <text:p>4</text:p>
          </table:table-cell>
          <table:table-cell office:value-type="float" office:value="2.27150401216413E-049" calcext:value-type="float">
            <text:p>2.27150401216413E-49</text:p>
          </table:table-cell>
        </table:table-row>
        <table:table-row table:style-name="ro1">
          <table:table-cell office:value-type="string" calcext:value-type="string">
            <text:p>trat</text:p>
          </table:table-cell>
          <table:table-cell office:value-type="float" office:value="178.608633968881" calcext:value-type="float">
            <text:p>178.608633968881</text:p>
          </table:table-cell>
          <table:table-cell office:value-type="float" office:value="2" calcext:value-type="float">
            <text:p>2</text:p>
          </table:table-cell>
          <table:table-cell office:value-type="float" office:value="1.6429635311806E-039" calcext:value-type="float">
            <text:p>1.6429635311806E-39</text:p>
          </table:table-cell>
        </table:table-row>
        <table:table-row table:style-name="ro1">
          <table:table-cell office:value-type="string" calcext:value-type="string">
            <text:p>alt0</text:p>
          </table:table-cell>
          <table:table-cell office:value-type="float" office:value="0.0129993433762365" calcext:value-type="float">
            <text:p>0.012999343376237</text:p>
          </table:table-cell>
          <table:table-cell office:value-type="float" office:value="1" calcext:value-type="float">
            <text:p>1</text:p>
          </table:table-cell>
          <table:table-cell office:value-type="float" office:value="0.909226169858712" calcext:value-type="float">
            <text:p>0.909226169858712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9.28401052010673" calcext:value-type="float">
            <text:p>9.28401052010673</text:p>
          </table:table-cell>
          <table:table-cell office:value-type="float" office:value="1" calcext:value-type="float">
            <text:p>1</text:p>
          </table:table-cell>
          <table:table-cell office:value-type="float" office:value="0.00231162755734467" calcext:value-type="float">
            <text:p>0.002311627557345</text:p>
          </table:table-cell>
        </table:table-row>
        <table:table-row table:style-name="ro1">
          <table:table-cell office:value-type="string" calcext:value-type="string">
            <text:p>year:trat</text:p>
          </table:table-cell>
          <table:table-cell office:value-type="float" office:value="47.9192310899629" calcext:value-type="float">
            <text:p>47.9192310899629</text:p>
          </table:table-cell>
          <table:table-cell office:value-type="float" office:value="8" calcext:value-type="float">
            <text:p>8</text:p>
          </table:table-cell>
          <table:table-cell office:value-type="float" office:value="0.00000010237066835141" calcext:value-type="float">
            <text:p>1.0237066835141E-07</text:p>
          </table:table-cell>
        </table:table-row>
        <table:table-row table:style-name="ro1">
          <table:table-cell office:value-type="string" calcext:value-type="string">
            <text:p>trat:alt0</text:p>
          </table:table-cell>
          <table:table-cell office:value-type="float" office:value="3.37162012282056" calcext:value-type="float">
            <text:p>3.37162012282056</text:p>
          </table:table-cell>
          <table:table-cell office:value-type="float" office:value="2" calcext:value-type="float">
            <text:p>2</text:p>
          </table:table-cell>
          <table:table-cell office:value-type="float" office:value="0.185294271405737" calcext:value-type="float">
            <text:p>0.185294271405737</text:p>
          </table:table-cell>
        </table:table-row>
        <table:table-row table:style-name="ro1">
          <table:table-cell office:value-type="string" calcext:value-type="string">
            <text:p>year:alt0</text:p>
          </table:table-cell>
          <table:table-cell office:value-type="float" office:value="1.79773400676038" calcext:value-type="float">
            <text:p>1.79773400676038</text:p>
          </table:table-cell>
          <table:table-cell office:value-type="float" office:value="4" calcext:value-type="float">
            <text:p>4</text:p>
          </table:table-cell>
          <table:table-cell office:value-type="float" office:value="0.77289690514856" calcext:value-type="float">
            <text:p>0.77289690514856</text:p>
          </table:table-cell>
        </table:table-row>
        <table:table-row table:style-name="ro1">
          <table:table-cell office:value-type="string" calcext:value-type="string">
            <text:p>trat:dom</text:p>
          </table:table-cell>
          <table:table-cell office:value-type="float" office:value="0.0351131449634181" calcext:value-type="float">
            <text:p>0.035113144963418</text:p>
          </table:table-cell>
          <table:table-cell office:value-type="float" office:value="2" calcext:value-type="float">
            <text:p>2</text:p>
          </table:table-cell>
          <table:table-cell office:value-type="float" office:value="0.982596646161878" calcext:value-type="float">
            <text:p>0.982596646161878</text:p>
          </table:table-cell>
        </table:table-row>
        <table:table-row table:style-name="ro1">
          <table:table-cell office:value-type="string" calcext:value-type="string">
            <text:p>year:dom</text:p>
          </table:table-cell>
          <table:table-cell office:value-type="float" office:value="1.53228362955224" calcext:value-type="float">
            <text:p>1.53228362955224</text:p>
          </table:table-cell>
          <table:table-cell office:value-type="float" office:value="4" calcext:value-type="float">
            <text:p>4</text:p>
          </table:table-cell>
          <table:table-cell office:value-type="float" office:value="0.820907853281834" calcext:value-type="float">
            <text:p>0.82090785328183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ntidad de frutos cuando hubo presencia (conteo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Chisq</text:p>
          </table:table-cell>
          <table:table-cell office:value-type="string" calcext:value-type="string">
            <text:p>Pr(&gt;Chisq)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" calcext:value-type="float">
            <text:p>2</text:p>
          </table:table-cell>
          <table:table-cell office:value-type="float" office:value="34.4897469289059" calcext:value-type="float">
            <text:p>34.4897469289059</text:p>
          </table:table-cell>
          <table:table-cell office:value-type="float" office:value="0.0000000324075808568592" calcext:value-type="float">
            <text:p>3.24075808568592E-08</text:p>
          </table:table-cell>
        </table:table-row>
        <table:table-row table:style-name="ro1">
          <table:table-cell office:value-type="string" calcext:value-type="string">
            <text:p>trat</text:p>
          </table:table-cell>
          <table:table-cell office:value-type="float" office:value="1" calcext:value-type="float">
            <text:p>1</text:p>
          </table:table-cell>
          <table:table-cell office:value-type="float" office:value="11.7748170111113" calcext:value-type="float">
            <text:p>11.7748170111113</text:p>
          </table:table-cell>
          <table:table-cell office:value-type="float" office:value="0.000600374142038052" calcext:value-type="float">
            <text:p>0.000600374142038</text:p>
          </table:table-cell>
        </table:table-row>
        <table:table-row table:style-name="ro1">
          <table:table-cell office:value-type="string" calcext:value-type="string">
            <text:p>alt0</text:p>
          </table:table-cell>
          <table:table-cell office:value-type="float" office:value="1" calcext:value-type="float">
            <text:p>1</text:p>
          </table:table-cell>
          <table:table-cell office:value-type="float" office:value="11.1009197495588" calcext:value-type="float">
            <text:p>11.1009197495588</text:p>
          </table:table-cell>
          <table:table-cell office:value-type="float" office:value="0.000862849163154311" calcext:value-type="float">
            <text:p>0.000862849163154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1" calcext:value-type="float">
            <text:p>1</text:p>
          </table:table-cell>
          <table:table-cell office:value-type="float" office:value="12.7500069854944" calcext:value-type="float">
            <text:p>12.7500069854944</text:p>
          </table:table-cell>
          <table:table-cell office:value-type="float" office:value="0.000356007833606443" calcext:value-type="float">
            <text:p>0.000356007833606</text:p>
          </table:table-cell>
        </table:table-row>
      </table:table>
      <table:table table:name="tabla paper" table:style-name="ta1">
        <table:table-column table:style-name="co2" table:default-cell-style-name="ce2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4"/>
        <table:table-row table:style-name="ro1">
          <table:table-cell table:style-name="Default" office:value-type="string" calcext:value-type="string">
            <text:p>Variable respuesta</text:p>
          </table:table-cell>
          <table:table-cell office:value-type="string" calcext:value-type="string">
            <text:p>Predictora o término de interacción</text:p>
          </table:table-cell>
          <table:table-cell table:style-name="Default" office:value-type="string" calcext:value-type="string">
            <text:p>Chi-cuadrado del cociente de verosimilitud</text:p>
          </table:table-cell>
          <table:table-cell office:value-type="string" calcext:value-type="string">
            <text:p>Grados de libertad</text:p>
          </table:table-cell>
          <table:table-cell table:style-name="Default" office:value-type="string" calcext:value-type="string">
            <text:p>P-valor</text:p>
          </table:table-cell>
        </table:table-row>
        <table:table-row table:style-name="ro1">
          <table:table-cell office:value-type="string" calcext:value-type="string">
            <text:p>Supervivencia</text:p>
          </table:table-cell>
          <table:table-cell office:value-type="string" calcext:value-type="string">
            <text:p>año</text:p>
          </table:table-cell>
          <table:table-cell office:value-type="float" office:value="85.8686116821617" calcext:value-type="float">
            <text:p>85.869</text:p>
          </table:table-cell>
          <table:table-cell office:value-type="float" office:value="1" calcext:value-type="float">
            <text:p>1</text:p>
          </table:table-cell>
          <table:table-cell office:value-type="float" office:value="1.92296993754174E-020" calcext:value-type="float">
            <text:p>0.000000</text:p>
          </table:table-cell>
        </table:table-row>
        <table:table-row table:style-name="ro1">
          <table:table-cell/>
          <table:table-cell office:value-type="string" calcext:value-type="string">
            <text:p>tratamiento</text:p>
          </table:table-cell>
          <table:table-cell office:value-type="float" office:value="82.9271327305789" calcext:value-type="float">
            <text:p>82.927</text:p>
          </table:table-cell>
          <table:table-cell office:value-type="float" office:value="2" calcext:value-type="float">
            <text:p>2</text:p>
          </table:table-cell>
          <table:table-cell office:value-type="float" office:value="9.83109578598984E-019" calcext:value-type="float">
            <text:p>0.000000</text:p>
          </table:table-cell>
        </table:table-row>
        <table:table-row table:style-name="ro1">
          <table:table-cell/>
          <table:table-cell office:value-type="string" calcext:value-type="string">
            <text:p>altura inicial</text:p>
          </table:table-cell>
          <table:table-cell office:value-type="float" office:value="8.06452403688172" calcext:value-type="float">
            <text:p>8.065</text:p>
          </table:table-cell>
          <table:table-cell office:value-type="float" office:value="1" calcext:value-type="float">
            <text:p>1</text:p>
          </table:table-cell>
          <table:table-cell office:value-type="float" office:value="0.00451403315379744" calcext:value-type="float">
            <text:p>0.004514</text:p>
          </table:table-cell>
        </table:table-row>
        <table:table-row table:style-name="ro1">
          <table:table-cell/>
          <table:table-cell office:value-type="string" calcext:value-type="string">
            <text:p>dominancia</text:p>
          </table:table-cell>
          <table:table-cell office:value-type="float" office:value="29.1043460406033" calcext:value-type="float">
            <text:p>29.104</text:p>
          </table:table-cell>
          <table:table-cell office:value-type="float" office:value="1" calcext:value-type="float">
            <text:p>1</text:p>
          </table:table-cell>
          <table:table-cell office:value-type="float" office:value="0.0000000685829617927798" calcext:value-type="float">
            <text:p>0.000000</text:p>
          </table:table-cell>
        </table:table-row>
        <table:table-row table:style-name="ro1">
          <table:table-cell/>
          <table:table-cell office:value-type="string" calcext:value-type="string">
            <text:p>año * tratamiento</text:p>
          </table:table-cell>
          <table:table-cell office:value-type="float" office:value="6.6683973891088" calcext:value-type="float">
            <text:p>6.668</text:p>
          </table:table-cell>
          <table:table-cell office:value-type="float" office:value="2" calcext:value-type="float">
            <text:p>2</text:p>
          </table:table-cell>
          <table:table-cell office:value-type="float" office:value="0.0356431358101926" calcext:value-type="float">
            <text:p>0.035643</text:p>
          </table:table-cell>
        </table:table-row>
        <table:table-row table:style-name="ro1">
          <table:table-cell/>
          <table:table-cell office:value-type="string" calcext:value-type="string">
            <text:p>año * altura inicial</text:p>
          </table:table-cell>
          <table:table-cell office:value-type="float" office:value="4.13341461888047" calcext:value-type="float">
            <text:p>4.133</text:p>
          </table:table-cell>
          <table:table-cell office:value-type="float" office:value="1" calcext:value-type="float">
            <text:p>1</text:p>
          </table:table-cell>
          <table:table-cell office:value-type="float" office:value="0.0420444329843227" calcext:value-type="float">
            <text:p>0.042044</text:p>
          </table:table-cell>
        </table:table-row>
        <table:table-row table:style-name="ro1">
          <table:table-cell/>
          <table:table-cell office:value-type="string" calcext:value-type="string">
            <text:p>tratamiento * altura inicial</text:p>
          </table:table-cell>
          <table:table-cell office:value-type="float" office:value="52.9375916022884" calcext:value-type="float">
            <text:p>52.938</text:p>
          </table:table-cell>
          <table:table-cell office:value-type="float" office:value="2" calcext:value-type="float">
            <text:p>2</text:p>
          </table:table-cell>
          <table:table-cell office:value-type="float" office:value="0.00000000000319703978597467" calcext:value-type="float">
            <text:p>0.000000</text:p>
          </table:table-cell>
        </table:table-row>
        <table:table-row table:style-name="ro1">
          <table:table-cell/>
          <table:table-cell office:value-type="string" calcext:value-type="string">
            <text:p>año * dominancia</text:p>
          </table:table-cell>
          <table:table-cell office:value-type="float" office:value="1.15301160132287" calcext:value-type="float">
            <text:p>1.153</text:p>
          </table:table-cell>
          <table:table-cell office:value-type="float" office:value="1" calcext:value-type="float">
            <text:p>1</text:p>
          </table:table-cell>
          <table:table-cell office:value-type="float" office:value="0.282919602301502" calcext:value-type="float">
            <text:p>0.282920</text:p>
          </table:table-cell>
        </table:table-row>
        <table:table-row table:style-name="ro1">
          <table:table-cell/>
          <table:table-cell office:value-type="string" calcext:value-type="string">
            <text:p>tratamiento * dominancia</text:p>
          </table:table-cell>
          <table:table-cell office:value-type="float" office:value="26.3918671230042" calcext:value-type="float">
            <text:p>26.392</text:p>
          </table:table-cell>
          <table:table-cell office:value-type="float" office:value="2" calcext:value-type="float">
            <text:p>2</text:p>
          </table:table-cell>
          <table:table-cell office:value-type="float" office:value="0.00000185814187499548" calcext:value-type="float">
            <text:p>0.000002</text:p>
          </table:table-cell>
        </table:table-row>
        <table:table-row table:style-name="ro1">
          <table:table-cell office:value-type="string" calcext:value-type="string">
            <text:p>Altura del rebrote</text:p>
          </table:table-cell>
          <table:table-cell table:style-name="ce7" office:value-type="string" calcext:value-type="string">
            <text:p>año</text:p>
          </table:table-cell>
          <table:table-cell office:value-type="float" office:value="362.789713314576" calcext:value-type="float">
            <text:p>362.790</text:p>
          </table:table-cell>
          <table:table-cell office:value-type="float" office:value="4" calcext:value-type="float">
            <text:p>4</text:p>
          </table:table-cell>
          <table:table-cell office:value-type="float" office:value="3.03547943989016E-077" calcext:value-type="float">
            <text:p>0.000000</text:p>
          </table:table-cell>
        </table:table-row>
        <table:table-row table:style-name="ro1">
          <table:table-cell/>
          <table:table-cell table:style-name="ce7" office:value-type="string" calcext:value-type="string">
            <text:p>tratamiento</text:p>
          </table:table-cell>
          <table:table-cell office:value-type="float" office:value="419.759908302034" calcext:value-type="float">
            <text:p>419.760</text:p>
          </table:table-cell>
          <table:table-cell office:value-type="float" office:value="2" calcext:value-type="float">
            <text:p>2</text:p>
          </table:table-cell>
          <table:table-cell office:value-type="float" office:value="7.0842527936118E-092" calcext:value-type="float">
            <text:p>0.000000</text:p>
          </table:table-cell>
        </table:table-row>
        <table:table-row table:style-name="ro1">
          <table:table-cell/>
          <table:table-cell table:style-name="ce7" office:value-type="string" calcext:value-type="string">
            <text:p>altura inicial</text:p>
          </table:table-cell>
          <table:table-cell office:value-type="float" office:value="182.64161044262" calcext:value-type="float">
            <text:p>182.642</text:p>
          </table:table-cell>
          <table:table-cell office:value-type="float" office:value="1" calcext:value-type="float">
            <text:p>1</text:p>
          </table:table-cell>
          <table:table-cell office:value-type="float" office:value="1.28431707915719E-041" calcext:value-type="float">
            <text:p>0.000000</text:p>
          </table:table-cell>
        </table:table-row>
        <table:table-row table:style-name="ro1">
          <table:table-cell/>
          <table:table-cell table:style-name="ce7" office:value-type="string" calcext:value-type="string">
            <text:p>altura inicial ^ 2</text:p>
          </table:table-cell>
          <table:table-cell office:value-type="float" office:value="113.08996606211" calcext:value-type="float">
            <text:p>113.090</text:p>
          </table:table-cell>
          <table:table-cell office:value-type="float" office:value="1" calcext:value-type="float">
            <text:p>1</text:p>
          </table:table-cell>
          <table:table-cell office:value-type="float" office:value="2.06203040976968E-026" calcext:value-type="float">
            <text:p>0.000000</text:p>
          </table:table-cell>
        </table:table-row>
        <table:table-row table:style-name="ro1">
          <table:table-cell/>
          <table:table-cell table:style-name="ce7" office:value-type="string" calcext:value-type="string">
            <text:p>dominancia</text:p>
          </table:table-cell>
          <table:table-cell office:value-type="float" office:value="9.29895338915891" calcext:value-type="float">
            <text:p>9.299</text:p>
          </table:table-cell>
          <table:table-cell office:value-type="float" office:value="1" calcext:value-type="float">
            <text:p>1</text:p>
          </table:table-cell>
          <table:table-cell office:value-type="float" office:value="0.00229284809499215" calcext:value-type="float">
            <text:p>0.002293</text:p>
          </table:table-cell>
        </table:table-row>
        <table:table-row table:style-name="ro1">
          <table:table-cell/>
          <table:table-cell table:style-name="ce7" office:value-type="string" calcext:value-type="string">
            <text:p>año * tratamiento</text:p>
          </table:table-cell>
          <table:table-cell office:value-type="float" office:value="278.273165198351" calcext:value-type="float">
            <text:p>278.273</text:p>
          </table:table-cell>
          <table:table-cell office:value-type="float" office:value="8" calcext:value-type="float">
            <text:p>8</text:p>
          </table:table-cell>
          <table:table-cell office:value-type="float" office:value="1.71917433075417E-055" calcext:value-type="float">
            <text:p>0.000000</text:p>
          </table:table-cell>
        </table:table-row>
        <table:table-row table:style-name="ro1">
          <table:table-cell/>
          <table:table-cell table:style-name="ce7" office:value-type="string" calcext:value-type="string">
            <text:p>año * altura inicial</text:p>
          </table:table-cell>
          <table:table-cell office:value-type="float" office:value="5.26920032512493" calcext:value-type="float">
            <text:p>5.269</text:p>
          </table:table-cell>
          <table:table-cell office:value-type="float" office:value="4" calcext:value-type="float">
            <text:p>4</text:p>
          </table:table-cell>
          <table:table-cell office:value-type="float" office:value="0.260774024246716" calcext:value-type="float">
            <text:p>0.260774</text:p>
          </table:table-cell>
        </table:table-row>
        <table:table-row table:style-name="ro1">
          <table:table-cell/>
          <table:table-cell table:style-name="ce7" office:value-type="string" calcext:value-type="string">
            <text:p>tratamiento * altura inicial</text:p>
          </table:table-cell>
          <table:table-cell office:value-type="float" office:value="5.05296346865289" calcext:value-type="float">
            <text:p>5.053</text:p>
          </table:table-cell>
          <table:table-cell office:value-type="float" office:value="2" calcext:value-type="float">
            <text:p>2</text:p>
          </table:table-cell>
          <table:table-cell office:value-type="float" office:value="0.079939775478634" calcext:value-type="float">
            <text:p>0.079940</text:p>
          </table:table-cell>
        </table:table-row>
        <table:table-row table:style-name="ro1">
          <table:table-cell/>
          <table:table-cell table:style-name="ce7" office:value-type="string" calcext:value-type="string">
            <text:p>año * altura inicial ^ 2</text:p>
          </table:table-cell>
          <table:table-cell office:value-type="float" office:value="2.29242588710404" calcext:value-type="float">
            <text:p>2.292</text:p>
          </table:table-cell>
          <table:table-cell office:value-type="float" office:value="4" calcext:value-type="float">
            <text:p>4</text:p>
          </table:table-cell>
          <table:table-cell office:value-type="float" office:value="0.682148381826143" calcext:value-type="float">
            <text:p>0.682148</text:p>
          </table:table-cell>
        </table:table-row>
        <table:table-row table:style-name="ro1">
          <table:table-cell/>
          <table:table-cell table:style-name="ce7" office:value-type="string" calcext:value-type="string">
            <text:p>tratamiento * altura inicial ^ 2</text:p>
          </table:table-cell>
          <table:table-cell office:value-type="float" office:value="2.37433176473108" calcext:value-type="float">
            <text:p>2.374</text:p>
          </table:table-cell>
          <table:table-cell office:value-type="float" office:value="2" calcext:value-type="float">
            <text:p>2</text:p>
          </table:table-cell>
          <table:table-cell office:value-type="float" office:value="0.305084685857502" calcext:value-type="float">
            <text:p>0.305085</text:p>
          </table:table-cell>
        </table:table-row>
        <table:table-row table:style-name="ro1">
          <table:table-cell/>
          <table:table-cell table:style-name="ce7" office:value-type="string" calcext:value-type="string">
            <text:p>año * dominancia</text:p>
          </table:table-cell>
          <table:table-cell office:value-type="float" office:value="2.88801146601818" calcext:value-type="float">
            <text:p>2.888</text:p>
          </table:table-cell>
          <table:table-cell office:value-type="float" office:value="4" calcext:value-type="float">
            <text:p>4</text:p>
          </table:table-cell>
          <table:table-cell office:value-type="float" office:value="0.576737909124846" calcext:value-type="float">
            <text:p>0.576738</text:p>
          </table:table-cell>
        </table:table-row>
        <table:table-row table:style-name="ro1">
          <table:table-cell/>
          <table:table-cell table:style-name="ce7" office:value-type="string" calcext:value-type="string">
            <text:p>tratamiento * dominancia</text:p>
          </table:table-cell>
          <table:table-cell office:value-type="float" office:value="0.140130921925639" calcext:value-type="float">
            <text:p>0.140</text:p>
          </table:table-cell>
          <table:table-cell office:value-type="float" office:value="2" calcext:value-type="float">
            <text:p>2</text:p>
          </table:table-cell>
          <table:table-cell office:value-type="float" office:value="0.932332786506445" calcext:value-type="float">
            <text:p>0.932333</text:p>
          </table:table-cell>
        </table:table-row>
        <table:table-row table:style-name="ro1">
          <table:table-cell office:value-type="string" calcext:value-type="string">
            <text:p>Presencia de frutos [0, 1]</text:p>
          </table:table-cell>
          <table:table-cell office:value-type="string" calcext:value-type="string">
            <text:p>año</text:p>
          </table:table-cell>
          <table:table-cell office:value-type="float" office:value="233.550006875927" calcext:value-type="float">
            <text:p>233.550</text:p>
          </table:table-cell>
          <table:table-cell office:value-type="float" office:value="4" calcext:value-type="float">
            <text:p>4</text:p>
          </table:table-cell>
          <table:table-cell office:value-type="float" office:value="2.27150401216413E-049" calcext:value-type="float">
            <text:p>0.000000</text:p>
          </table:table-cell>
        </table:table-row>
        <table:table-row table:style-name="ro1">
          <table:table-cell/>
          <table:table-cell office:value-type="string" calcext:value-type="string">
            <text:p>tratamiento</text:p>
          </table:table-cell>
          <table:table-cell office:value-type="float" office:value="178.608633968881" calcext:value-type="float">
            <text:p>178.609</text:p>
          </table:table-cell>
          <table:table-cell office:value-type="float" office:value="2" calcext:value-type="float">
            <text:p>2</text:p>
          </table:table-cell>
          <table:table-cell office:value-type="float" office:value="1.6429635311806E-039" calcext:value-type="float">
            <text:p>0.000000</text:p>
          </table:table-cell>
        </table:table-row>
        <table:table-row table:style-name="ro1">
          <table:table-cell/>
          <table:table-cell office:value-type="string" calcext:value-type="string">
            <text:p>altura inicial</text:p>
          </table:table-cell>
          <table:table-cell office:value-type="float" office:value="0.0129993433762365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office:value-type="float" office:value="0.909226169858712" calcext:value-type="float">
            <text:p>0.909226</text:p>
          </table:table-cell>
        </table:table-row>
        <table:table-row table:style-name="ro1">
          <table:table-cell/>
          <table:table-cell office:value-type="string" calcext:value-type="string">
            <text:p>dominancia</text:p>
          </table:table-cell>
          <table:table-cell office:value-type="float" office:value="9.28401052010673" calcext:value-type="float">
            <text:p>9.284</text:p>
          </table:table-cell>
          <table:table-cell office:value-type="float" office:value="1" calcext:value-type="float">
            <text:p>1</text:p>
          </table:table-cell>
          <table:table-cell office:value-type="float" office:value="0.00231162755734467" calcext:value-type="float">
            <text:p>0.002312</text:p>
          </table:table-cell>
        </table:table-row>
        <table:table-row table:style-name="ro1">
          <table:table-cell/>
          <table:table-cell office:value-type="string" calcext:value-type="string">
            <text:p>año * tratamiento</text:p>
          </table:table-cell>
          <table:table-cell office:value-type="float" office:value="47.9192310899629" calcext:value-type="float">
            <text:p>47.919</text:p>
          </table:table-cell>
          <table:table-cell office:value-type="float" office:value="8" calcext:value-type="float">
            <text:p>8</text:p>
          </table:table-cell>
          <table:table-cell office:value-type="float" office:value="0.00000010237066835141" calcext:value-type="float">
            <text:p>0.000000</text:p>
          </table:table-cell>
        </table:table-row>
        <table:table-row table:style-name="ro1">
          <table:table-cell/>
          <table:table-cell office:value-type="string" calcext:value-type="string">
            <text:p>tratamiento * altura inicial</text:p>
          </table:table-cell>
          <table:table-cell office:value-type="float" office:value="3.37162012282056" calcext:value-type="float">
            <text:p>3.372</text:p>
          </table:table-cell>
          <table:table-cell office:value-type="float" office:value="2" calcext:value-type="float">
            <text:p>2</text:p>
          </table:table-cell>
          <table:table-cell office:value-type="float" office:value="0.185294271405737" calcext:value-type="float">
            <text:p>0.185294</text:p>
          </table:table-cell>
        </table:table-row>
        <table:table-row table:style-name="ro1">
          <table:table-cell/>
          <table:table-cell office:value-type="string" calcext:value-type="string">
            <text:p>año * altura inicial</text:p>
          </table:table-cell>
          <table:table-cell office:value-type="float" office:value="1.79773400676038" calcext:value-type="float">
            <text:p>1.798</text:p>
          </table:table-cell>
          <table:table-cell office:value-type="float" office:value="4" calcext:value-type="float">
            <text:p>4</text:p>
          </table:table-cell>
          <table:table-cell office:value-type="float" office:value="0.77289690514856" calcext:value-type="float">
            <text:p>0.772897</text:p>
          </table:table-cell>
        </table:table-row>
        <table:table-row table:style-name="ro1">
          <table:table-cell/>
          <table:table-cell office:value-type="string" calcext:value-type="string">
            <text:p>tratamiento * dominancia</text:p>
          </table:table-cell>
          <table:table-cell office:value-type="float" office:value="0.0351131449634181" calcext:value-type="float">
            <text:p>0.035</text:p>
          </table:table-cell>
          <table:table-cell office:value-type="float" office:value="2" calcext:value-type="float">
            <text:p>2</text:p>
          </table:table-cell>
          <table:table-cell office:value-type="float" office:value="0.982596646161878" calcext:value-type="float">
            <text:p>0.982597</text:p>
          </table:table-cell>
        </table:table-row>
        <table:table-row table:style-name="ro1">
          <table:table-cell/>
          <table:table-cell office:value-type="string" calcext:value-type="string">
            <text:p>año * dominancia</text:p>
          </table:table-cell>
          <table:table-cell office:value-type="float" office:value="1.53228362955224" calcext:value-type="float">
            <text:p>1.532</text:p>
          </table:table-cell>
          <table:table-cell office:value-type="float" office:value="4" calcext:value-type="float">
            <text:p>4</text:p>
          </table:table-cell>
          <table:table-cell office:value-type="float" office:value="0.820907853281834" calcext:value-type="float">
            <text:p>0.820908</text:p>
          </table:table-cell>
        </table:table-row>
        <table:table-row table:style-name="ro1">
          <table:table-cell office:value-type="string" calcext:value-type="string">
            <text:p>Cantidad de frutos cuando hubo producción</text:p>
          </table:table-cell>
          <table:table-cell office:value-type="string" calcext:value-type="string">
            <text:p>año</text:p>
          </table:table-cell>
          <table:table-cell office:value-type="float" office:value="34.4897469289059" calcext:value-type="float">
            <text:p>34.490</text:p>
          </table:table-cell>
          <table:table-cell office:value-type="float" office:value="2" calcext:value-type="float">
            <text:p>2</text:p>
          </table:table-cell>
          <table:table-cell office:value-type="float" office:value="0.0000000324075808568592" calcext:value-type="float">
            <text:p>0.000000</text:p>
          </table:table-cell>
        </table:table-row>
        <table:table-row table:style-name="ro1">
          <table:table-cell/>
          <table:table-cell office:value-type="string" calcext:value-type="string">
            <text:p>tratamiento</text:p>
          </table:table-cell>
          <table:table-cell office:value-type="float" office:value="11.7748170111113" calcext:value-type="float">
            <text:p>11.775</text:p>
          </table:table-cell>
          <table:table-cell office:value-type="float" office:value="1" calcext:value-type="float">
            <text:p>1</text:p>
          </table:table-cell>
          <table:table-cell office:value-type="float" office:value="0.000600374142038052" calcext:value-type="float">
            <text:p>0.000600</text:p>
          </table:table-cell>
        </table:table-row>
        <table:table-row table:style-name="ro1">
          <table:table-cell/>
          <table:table-cell office:value-type="string" calcext:value-type="string">
            <text:p>altura inicial</text:p>
          </table:table-cell>
          <table:table-cell office:value-type="float" office:value="11.1009197495588" calcext:value-type="float">
            <text:p>11.101</text:p>
          </table:table-cell>
          <table:table-cell office:value-type="float" office:value="1" calcext:value-type="float">
            <text:p>1</text:p>
          </table:table-cell>
          <table:table-cell office:value-type="float" office:value="0.000862849163154311" calcext:value-type="float">
            <text:p>0.000863</text:p>
          </table:table-cell>
        </table:table-row>
        <table:table-row table:style-name="ro1">
          <table:table-cell/>
          <table:table-cell office:value-type="string" calcext:value-type="string">
            <text:p>dominancia</text:p>
          </table:table-cell>
          <table:table-cell office:value-type="float" office:value="12.7500069854944" calcext:value-type="float">
            <text:p>12.750</text:p>
          </table:table-cell>
          <table:table-cell office:value-type="float" office:value="1" calcext:value-type="float">
            <text:p>1</text:p>
          </table:table-cell>
          <table:table-cell office:value-type="float" office:value="0.000356007833606443" calcext:value-type="float">
            <text:p>0.000356</text:p>
          </table:table-cell>
        </table:table-row>
      </table:table>
      <table:table table:name="tabla con especie cruda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ariable respuesta</text:p>
          </table:table-cell>
          <table:table-cell office:value-type="string" calcext:value-type="string">
            <text:p>Predictora o término de interacción</text:p>
          </table:table-cell>
          <table:table-cell office:value-type="string" calcext:value-type="string">
            <text:p>Chi-cuadrado del cociente de verosimilitud</text:p>
          </table:table-cell>
          <table:table-cell office:value-type="string" calcext:value-type="string">
            <text:p>Grados de libertad</text:p>
          </table:table-cell>
          <table:table-cell office:value-type="string" calcext:value-type="string">
            <text:p>P-valor</text:p>
          </table:table-cell>
        </table:table-row>
        <table:table-row table:style-name="ro1">
          <table:table-cell office:value-type="string" calcext:value-type="string">
            <text:p>Supervivencia</text:p>
          </table:table-cell>
          <table:table-cell office:value-type="string" calcext:value-type="string">
            <text:p>year</text:p>
          </table:table-cell>
          <table:table-cell office:value-type="float" office:value="86.1128872817718" calcext:value-type="float">
            <text:p>86.1128872817718</text:p>
          </table:table-cell>
          <table:table-cell office:value-type="float" office:value="1" calcext:value-type="float">
            <text:p>1</text:p>
          </table:table-cell>
          <table:table-cell office:value-type="float" office:value="1.69951673367942E-020" calcext:value-type="float">
            <text:p>1.69951673367942E-20</text:p>
          </table:table-cell>
        </table:table-row>
        <table:table-row table:style-name="ro1">
          <table:table-cell/>
          <table:table-cell office:value-type="string" calcext:value-type="string">
            <text:p>trat</text:p>
          </table:table-cell>
          <table:table-cell office:value-type="float" office:value="83.8826172036737" calcext:value-type="float">
            <text:p>83.8826172036737</text:p>
          </table:table-cell>
          <table:table-cell office:value-type="float" office:value="2" calcext:value-type="float">
            <text:p>2</text:p>
          </table:table-cell>
          <table:table-cell office:value-type="float" office:value="6.0970690069946E-019" calcext:value-type="float">
            <text:p>6.0970690069946E-19</text:p>
          </table:table-cell>
        </table:table-row>
        <table:table-row table:style-name="ro1">
          <table:table-cell/>
          <table:table-cell office:value-type="string" calcext:value-type="string">
            <text:p>alt0</text:p>
          </table:table-cell>
          <table:table-cell office:value-type="float" office:value="11.0858029992206" calcext:value-type="float">
            <text:p>11.0858029992206</text:p>
          </table:table-cell>
          <table:table-cell office:value-type="float" office:value="1" calcext:value-type="float">
            <text:p>1</text:p>
          </table:table-cell>
          <table:table-cell office:value-type="float" office:value="0.000869911450047208" calcext:value-type="float">
            <text:p>0.000869911450047</text:p>
          </table:table-cell>
        </table:table-row>
        <table:table-row table:style-name="ro1">
          <table:table-cell/>
          <table:table-cell office:value-type="string" calcext:value-type="string">
            <text:p>dom</text:p>
          </table:table-cell>
          <table:table-cell office:value-type="float" office:value="31.1489174880327" calcext:value-type="float">
            <text:p>31.1489174880327</text:p>
          </table:table-cell>
          <table:table-cell office:value-type="float" office:value="1" calcext:value-type="float">
            <text:p>1</text:p>
          </table:table-cell>
          <table:table-cell office:value-type="float" office:value="0.0000000238972590825383" calcext:value-type="float">
            <text:p>2.38972590825383E-08</text:p>
          </table:table-cell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.14735692946567" calcext:value-type="float">
            <text:p>1.14735692946567</text:p>
          </table:table-cell>
          <table:table-cell office:value-type="float" office:value="1" calcext:value-type="float">
            <text:p>1</text:p>
          </table:table-cell>
          <table:table-cell office:value-type="float" office:value="0.284103121062964" calcext:value-type="float">
            <text:p>0.284103121062964</text:p>
          </table:table-cell>
        </table:table-row>
        <table:table-row table:style-name="ro1">
          <table:table-cell/>
          <table:table-cell office:value-type="string" calcext:value-type="string">
            <text:p>year:trat</text:p>
          </table:table-cell>
          <table:table-cell office:value-type="float" office:value="6.74080863639415" calcext:value-type="float">
            <text:p>6.74080863639415</text:p>
          </table:table-cell>
          <table:table-cell office:value-type="float" office:value="2" calcext:value-type="float">
            <text:p>2</text:p>
          </table:table-cell>
          <table:table-cell office:value-type="float" office:value="0.0343757357978173" calcext:value-type="float">
            <text:p>0.034375735797817</text:p>
          </table:table-cell>
        </table:table-row>
        <table:table-row table:style-name="ro1">
          <table:table-cell/>
          <table:table-cell office:value-type="string" calcext:value-type="string">
            <text:p>year:alt0</text:p>
          </table:table-cell>
          <table:table-cell office:value-type="float" office:value="3.98571898003229" calcext:value-type="float">
            <text:p>3.98571898003229</text:p>
          </table:table-cell>
          <table:table-cell office:value-type="float" office:value="1" calcext:value-type="float">
            <text:p>1</text:p>
          </table:table-cell>
          <table:table-cell office:value-type="float" office:value="0.045887512994567" calcext:value-type="float">
            <text:p>0.045887512994567</text:p>
          </table:table-cell>
        </table:table-row>
        <table:table-row table:style-name="ro1">
          <table:table-cell/>
          <table:table-cell office:value-type="string" calcext:value-type="string">
            <text:p>trat:alt0</text:p>
          </table:table-cell>
          <table:table-cell office:value-type="float" office:value="51.1909363542519" calcext:value-type="float">
            <text:p>51.1909363542519</text:p>
          </table:table-cell>
          <table:table-cell office:value-type="float" office:value="2" calcext:value-type="float">
            <text:p>2</text:p>
          </table:table-cell>
          <table:table-cell office:value-type="float" office:value="0.00000000000765648452262654" calcext:value-type="float">
            <text:p>7.65648452262654E-12</text:p>
          </table:table-cell>
        </table:table-row>
        <table:table-row table:style-name="ro1">
          <table:table-cell/>
          <table:table-cell office:value-type="string" calcext:value-type="string">
            <text:p>year:dom</text:p>
          </table:table-cell>
          <table:table-cell office:value-type="float" office:value="1.12929923023705" calcext:value-type="float">
            <text:p>1.12929923023705</text:p>
          </table:table-cell>
          <table:table-cell office:value-type="float" office:value="1" calcext:value-type="float">
            <text:p>1</text:p>
          </table:table-cell>
          <table:table-cell office:value-type="float" office:value="0.287924863694375" calcext:value-type="float">
            <text:p>0.287924863694375</text:p>
          </table:table-cell>
        </table:table-row>
        <table:table-row table:style-name="ro1">
          <table:table-cell/>
          <table:table-cell office:value-type="string" calcext:value-type="string">
            <text:p>trat:dom</text:p>
          </table:table-cell>
          <table:table-cell office:value-type="float" office:value="25.1769955774165" calcext:value-type="float">
            <text:p>25.1769955774165</text:p>
          </table:table-cell>
          <table:table-cell office:value-type="float" office:value="2" calcext:value-type="float">
            <text:p>2</text:p>
          </table:table-cell>
          <table:table-cell office:value-type="float" office:value="0.00000341102478380039" calcext:value-type="float">
            <text:p>3.41102478380039E-06</text:p>
          </table:table-cell>
        </table:table-row>
        <table:table-row table:style-name="ro1">
          <table:table-cell office:value-type="string" calcext:value-type="string">
            <text:p>Altura del rebrote</text:p>
          </table:table-cell>
          <table:table-cell office:value-type="string" calcext:value-type="string">
            <text:p>year</text:p>
          </table:table-cell>
          <table:table-cell office:value-type="float" office:value="370.312642235866" calcext:value-type="float">
            <text:p>370.312642235866</text:p>
          </table:table-cell>
          <table:table-cell office:value-type="float" office:value="4" calcext:value-type="float">
            <text:p>4</text:p>
          </table:table-cell>
          <table:table-cell office:value-type="float" office:value="7.20293070424446E-079" calcext:value-type="float">
            <text:p>7.20293070424446E-79</text:p>
          </table:table-cell>
        </table:table-row>
        <table:table-row table:style-name="ro1">
          <table:table-cell/>
          <table:table-cell office:value-type="string" calcext:value-type="string">
            <text:p>trat</text:p>
          </table:table-cell>
          <table:table-cell office:value-type="float" office:value="428.5537760272" calcext:value-type="float">
            <text:p>428.5537760272</text:p>
          </table:table-cell>
          <table:table-cell office:value-type="float" office:value="2" calcext:value-type="float">
            <text:p>2</text:p>
          </table:table-cell>
          <table:table-cell office:value-type="float" office:value="8.72428684548035E-094" calcext:value-type="float">
            <text:p>8.72428684548035E-94</text:p>
          </table:table-cell>
        </table:table-row>
        <table:table-row table:style-name="ro1">
          <table:table-cell/>
          <table:table-cell office:value-type="string" calcext:value-type="string">
            <text:p>alt0</text:p>
          </table:table-cell>
          <table:table-cell office:value-type="float" office:value="196.796039420994" calcext:value-type="float">
            <text:p>196.796039420994</text:p>
          </table:table-cell>
          <table:table-cell office:value-type="float" office:value="1" calcext:value-type="float">
            <text:p>1</text:p>
          </table:table-cell>
          <table:table-cell office:value-type="float" office:value="1.04480543912348E-044" calcext:value-type="float">
            <text:p>1.04480543912348E-44</text:p>
          </table:table-cell>
        </table:table-row>
        <table:table-row table:style-name="ro1">
          <table:table-cell/>
          <table:table-cell office:value-type="string" calcext:value-type="string">
            <text:p>I(alt0^2)</text:p>
          </table:table-cell>
          <table:table-cell office:value-type="float" office:value="119.272284783754" calcext:value-type="float">
            <text:p>119.272284783754</text:p>
          </table:table-cell>
          <table:table-cell office:value-type="float" office:value="1" calcext:value-type="float">
            <text:p>1</text:p>
          </table:table-cell>
          <table:table-cell office:value-type="float" office:value="9.12966554030712E-028" calcext:value-type="float">
            <text:p>9.12966554030712E-28</text:p>
          </table:table-cell>
        </table:table-row>
        <table:table-row table:style-name="ro1">
          <table:table-cell/>
          <table:table-cell office:value-type="string" calcext:value-type="string">
            <text:p>dom</text:p>
          </table:table-cell>
          <table:table-cell office:value-type="float" office:value="13.576155111396" calcext:value-type="float">
            <text:p>13.576155111396</text:p>
          </table:table-cell>
          <table:table-cell office:value-type="float" office:value="1" calcext:value-type="float">
            <text:p>1</text:p>
          </table:table-cell>
          <table:table-cell office:value-type="float" office:value="0.000229076976603697" calcext:value-type="float">
            <text:p>0.000229076976604</text:p>
          </table:table-cell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10.5838707225516" calcext:value-type="float">
            <text:p>10.5838707225516</text:p>
          </table:table-cell>
          <table:table-cell office:value-type="float" office:value="1" calcext:value-type="float">
            <text:p>1</text:p>
          </table:table-cell>
          <table:table-cell office:value-type="float" office:value="0.00114078558637284" calcext:value-type="float">
            <text:p>0.001140785586373</text:p>
          </table:table-cell>
        </table:table-row>
        <table:table-row table:style-name="ro1">
          <table:table-cell/>
          <table:table-cell office:value-type="string" calcext:value-type="string">
            <text:p>year:trat</text:p>
          </table:table-cell>
          <table:table-cell office:value-type="float" office:value="285.464278901851" calcext:value-type="float">
            <text:p>285.464278901851</text:p>
          </table:table-cell>
          <table:table-cell office:value-type="float" office:value="8" calcext:value-type="float">
            <text:p>8</text:p>
          </table:table-cell>
          <table:table-cell office:value-type="float" office:value="5.09088422251577E-057" calcext:value-type="float">
            <text:p>5.09088422251577E-57</text:p>
          </table:table-cell>
        </table:table-row>
        <table:table-row table:style-name="ro1">
          <table:table-cell/>
          <table:table-cell office:value-type="string" calcext:value-type="string">
            <text:p>year:alt0</text:p>
          </table:table-cell>
          <table:table-cell office:value-type="float" office:value="5.4061064951532" calcext:value-type="float">
            <text:p>5.4061064951532</text:p>
          </table:table-cell>
          <table:table-cell office:value-type="float" office:value="4" calcext:value-type="float">
            <text:p>4</text:p>
          </table:table-cell>
          <table:table-cell office:value-type="float" office:value="0.248106902762427" calcext:value-type="float">
            <text:p>0.248106902762427</text:p>
          </table:table-cell>
        </table:table-row>
        <table:table-row table:style-name="ro1">
          <table:table-cell/>
          <table:table-cell office:value-type="string" calcext:value-type="string">
            <text:p>trat:alt0</text:p>
          </table:table-cell>
          <table:table-cell office:value-type="float" office:value="4.16064025083909" calcext:value-type="float">
            <text:p>4.16064025083909</text:p>
          </table:table-cell>
          <table:table-cell office:value-type="float" office:value="2" calcext:value-type="float">
            <text:p>2</text:p>
          </table:table-cell>
          <table:table-cell office:value-type="float" office:value="0.124890225262747" calcext:value-type="float">
            <text:p>0.124890225262747</text:p>
          </table:table-cell>
        </table:table-row>
        <table:table-row table:style-name="ro1">
          <table:table-cell/>
          <table:table-cell office:value-type="string" calcext:value-type="string">
            <text:p>year:I(alt0^2)</text:p>
          </table:table-cell>
          <table:table-cell office:value-type="float" office:value="2.3214720419934" calcext:value-type="float">
            <text:p>2.3214720419934</text:p>
          </table:table-cell>
          <table:table-cell office:value-type="float" office:value="4" calcext:value-type="float">
            <text:p>4</text:p>
          </table:table-cell>
          <table:table-cell office:value-type="float" office:value="0.676862514712718" calcext:value-type="float">
            <text:p>0.676862514712718</text:p>
          </table:table-cell>
        </table:table-row>
        <table:table-row table:style-name="ro1">
          <table:table-cell/>
          <table:table-cell office:value-type="string" calcext:value-type="string">
            <text:p>trat:I(alt0^2)</text:p>
          </table:table-cell>
          <table:table-cell office:value-type="float" office:value="1.79758487359688" calcext:value-type="float">
            <text:p>1.79758487359688</text:p>
          </table:table-cell>
          <table:table-cell office:value-type="float" office:value="2" calcext:value-type="float">
            <text:p>2</text:p>
          </table:table-cell>
          <table:table-cell office:value-type="float" office:value="0.407060914851674" calcext:value-type="float">
            <text:p>0.407060914851674</text:p>
          </table:table-cell>
        </table:table-row>
        <table:table-row table:style-name="ro1">
          <table:table-cell/>
          <table:table-cell office:value-type="string" calcext:value-type="string">
            <text:p>year:dom</text:p>
          </table:table-cell>
          <table:table-cell office:value-type="float" office:value="2.85830524735983" calcext:value-type="float">
            <text:p>2.85830524735983</text:p>
          </table:table-cell>
          <table:table-cell office:value-type="float" office:value="4" calcext:value-type="float">
            <text:p>4</text:p>
          </table:table-cell>
          <table:table-cell office:value-type="float" office:value="0.581810700123869" calcext:value-type="float">
            <text:p>0.581810700123869</text:p>
          </table:table-cell>
        </table:table-row>
        <table:table-row table:style-name="ro1">
          <table:table-cell/>
          <table:table-cell office:value-type="string" calcext:value-type="string">
            <text:p>trat:dom</text:p>
          </table:table-cell>
          <table:table-cell office:value-type="float" office:value="0.609189161739359" calcext:value-type="float">
            <text:p>0.609189161739359</text:p>
          </table:table-cell>
          <table:table-cell office:value-type="float" office:value="2" calcext:value-type="float">
            <text:p>2</text:p>
          </table:table-cell>
          <table:table-cell office:value-type="float" office:value="0.73742227889572" calcext:value-type="float">
            <text:p>0.73742227889572</text:p>
          </table:table-cell>
        </table:table-row>
        <table:table-row table:style-name="ro1">
          <table:table-cell table:style-name="ce2" office:value-type="string" calcext:value-type="string">
            <text:p>Presencia de frutos [0, 1]</text:p>
          </table:table-cell>
          <table:table-cell office:value-type="string" calcext:value-type="string">
            <text:p>year</text:p>
          </table:table-cell>
          <table:table-cell office:value-type="float" office:value="233.655635037977" calcext:value-type="float">
            <text:p>233.655635037977</text:p>
          </table:table-cell>
          <table:table-cell office:value-type="float" office:value="4" calcext:value-type="float">
            <text:p>4</text:p>
          </table:table-cell>
          <table:table-cell office:value-type="float" office:value="2.15561577023292E-049" calcext:value-type="float">
            <text:p>2.15561577023292E-49</text:p>
          </table:table-cell>
        </table:table-row>
        <table:table-row table:style-name="ro1">
          <table:table-cell table:style-name="ce2"/>
          <table:table-cell office:value-type="string" calcext:value-type="string">
            <text:p>trat</text:p>
          </table:table-cell>
          <table:table-cell office:value-type="float" office:value="178.726587492196" calcext:value-type="float">
            <text:p>178.726587492196</text:p>
          </table:table-cell>
          <table:table-cell office:value-type="float" office:value="2" calcext:value-type="float">
            <text:p>2</text:p>
          </table:table-cell>
          <table:table-cell office:value-type="float" office:value="1.54886883504856E-039" calcext:value-type="float">
            <text:p>1.54886883504856E-39</text:p>
          </table:table-cell>
        </table:table-row>
        <table:table-row table:style-name="ro1">
          <table:table-cell table:style-name="ce2"/>
          <table:table-cell office:value-type="string" calcext:value-type="string">
            <text:p>alt0</text:p>
          </table:table-cell>
          <table:table-cell office:value-type="float" office:value="0.00795303774594913" calcext:value-type="float">
            <text:p>0.007953037745949</text:p>
          </table:table-cell>
          <table:table-cell office:value-type="float" office:value="1" calcext:value-type="float">
            <text:p>1</text:p>
          </table:table-cell>
          <table:table-cell office:value-type="float" office:value="0.928939014133925" calcext:value-type="float">
            <text:p>0.928939014133925</text:p>
          </table:table-cell>
        </table:table-row>
        <table:table-row table:style-name="ro1">
          <table:table-cell table:style-name="ce2"/>
          <table:table-cell office:value-type="string" calcext:value-type="string">
            <text:p>dom</text:p>
          </table:table-cell>
          <table:table-cell office:value-type="float" office:value="8.71867537539168" calcext:value-type="float">
            <text:p>8.71867537539168</text:p>
          </table:table-cell>
          <table:table-cell office:value-type="float" office:value="1" calcext:value-type="float">
            <text:p>1</text:p>
          </table:table-cell>
          <table:table-cell office:value-type="float" office:value="0.00314966802065614" calcext:value-type="float">
            <text:p>0.003149668020656</text:p>
          </table:table-cell>
        </table:table-row>
        <table:table-row table:style-name="ro1">
          <table:table-cell table:style-name="ce2"/>
          <table:table-cell office:value-type="string" calcext:value-type="string">
            <text:p>sp</text:p>
          </table:table-cell>
          <table:table-cell office:value-type="float" office:value="0.233190633052402" calcext:value-type="float">
            <text:p>0.233190633052402</text:p>
          </table:table-cell>
          <table:table-cell office:value-type="float" office:value="1" calcext:value-type="float">
            <text:p>1</text:p>
          </table:table-cell>
          <table:table-cell office:value-type="float" office:value="0.629168048248303" calcext:value-type="float">
            <text:p>0.629168048248303</text:p>
          </table:table-cell>
        </table:table-row>
        <table:table-row table:style-name="ro1">
          <table:table-cell table:style-name="ce2"/>
          <table:table-cell office:value-type="string" calcext:value-type="string">
            <text:p>year:trat</text:p>
          </table:table-cell>
          <table:table-cell office:value-type="float" office:value="47.9641360551288" calcext:value-type="float">
            <text:p>47.9641360551288</text:p>
          </table:table-cell>
          <table:table-cell office:value-type="float" office:value="8" calcext:value-type="float">
            <text:p>8</text:p>
          </table:table-cell>
          <table:table-cell office:value-type="float" office:value="0.00000010036727792559" calcext:value-type="float">
            <text:p>1.0036727792559E-07</text:p>
          </table:table-cell>
        </table:table-row>
        <table:table-row table:style-name="ro1">
          <table:table-cell table:style-name="ce2"/>
          <table:table-cell office:value-type="string" calcext:value-type="string">
            <text:p>trat:alt0</text:p>
          </table:table-cell>
          <table:table-cell office:value-type="float" office:value="3.42098647228505" calcext:value-type="float">
            <text:p>3.42098647228505</text:p>
          </table:table-cell>
          <table:table-cell office:value-type="float" office:value="2" calcext:value-type="float">
            <text:p>2</text:p>
          </table:table-cell>
          <table:table-cell office:value-type="float" office:value="0.180776605068326" calcext:value-type="float">
            <text:p>0.180776605068326</text:p>
          </table:table-cell>
        </table:table-row>
        <table:table-row table:style-name="ro1">
          <table:table-cell table:style-name="ce2"/>
          <table:table-cell office:value-type="string" calcext:value-type="string">
            <text:p>year:alt0</text:p>
          </table:table-cell>
          <table:table-cell office:value-type="float" office:value="1.78560739093666" calcext:value-type="float">
            <text:p>1.78560739093666</text:p>
          </table:table-cell>
          <table:table-cell office:value-type="float" office:value="4" calcext:value-type="float">
            <text:p>4</text:p>
          </table:table-cell>
          <table:table-cell office:value-type="float" office:value="0.775114492062557" calcext:value-type="float">
            <text:p>0.775114492062557</text:p>
          </table:table-cell>
        </table:table-row>
        <table:table-row table:style-name="ro1">
          <table:table-cell table:style-name="ce2"/>
          <table:table-cell office:value-type="string" calcext:value-type="string">
            <text:p>trat:dom</text:p>
          </table:table-cell>
          <table:table-cell office:value-type="float" office:value="0.0321826457668521" calcext:value-type="float">
            <text:p>0.032182645766852</text:p>
          </table:table-cell>
          <table:table-cell office:value-type="float" office:value="2" calcext:value-type="float">
            <text:p>2</text:p>
          </table:table-cell>
          <table:table-cell office:value-type="float" office:value="0.984037450814381" calcext:value-type="float">
            <text:p>0.984037450814381</text:p>
          </table:table-cell>
        </table:table-row>
        <table:table-row table:style-name="ro1">
          <table:table-cell/>
          <table:table-cell office:value-type="string" calcext:value-type="string">
            <text:p>year:dom</text:p>
          </table:table-cell>
          <table:table-cell office:value-type="float" office:value="1.52617542844411" calcext:value-type="float">
            <text:p>1.52617542844411</text:p>
          </table:table-cell>
          <table:table-cell office:value-type="float" office:value="4" calcext:value-type="float">
            <text:p>4</text:p>
          </table:table-cell>
          <table:table-cell office:value-type="float" office:value="0.821994923920906" calcext:value-type="float">
            <text:p>0.821994923920906</text:p>
          </table:table-cell>
        </table:table-row>
        <table:table-row table:style-name="ro1">
          <table:table-cell table:style-name="ce2" office:value-type="string" calcext:value-type="string">
            <text:p>Cantidad de frutos cuando hubo producción</text:p>
          </table:table-cell>
          <table:table-cell office:value-type="string" calcext:value-type="string">
            <text:p>year</text:p>
          </table:table-cell>
          <table:table-cell office:value-type="float" office:value="33.423366513487" calcext:value-type="float">
            <text:p>33.423366513487</text:p>
          </table:table-cell>
          <table:table-cell office:value-type="float" office:value="2" calcext:value-type="float">
            <text:p>2</text:p>
          </table:table-cell>
          <table:table-cell office:value-type="float" office:value="0.0000000552342140048416" calcext:value-type="float">
            <text:p>5.52342140048416E-08</text:p>
          </table:table-cell>
        </table:table-row>
        <table:table-row table:style-name="ro1">
          <table:table-cell/>
          <table:table-cell office:value-type="string" calcext:value-type="string">
            <text:p>trat</text:p>
          </table:table-cell>
          <table:table-cell office:value-type="float" office:value="11.7980157490581" calcext:value-type="float">
            <text:p>11.7980157490581</text:p>
          </table:table-cell>
          <table:table-cell office:value-type="float" office:value="1" calcext:value-type="float">
            <text:p>1</text:p>
          </table:table-cell>
          <table:table-cell office:value-type="float" office:value="0.000592938839609701" calcext:value-type="float">
            <text:p>0.00059293883961</text:p>
          </table:table-cell>
        </table:table-row>
        <table:table-row table:style-name="ro1">
          <table:table-cell/>
          <table:table-cell office:value-type="string" calcext:value-type="string">
            <text:p>alt0</text:p>
          </table:table-cell>
          <table:table-cell office:value-type="float" office:value="9.6251335877051" calcext:value-type="float">
            <text:p>9.6251335877051</text:p>
          </table:table-cell>
          <table:table-cell office:value-type="float" office:value="1" calcext:value-type="float">
            <text:p>1</text:p>
          </table:table-cell>
          <table:table-cell office:value-type="float" office:value="0.00191932488875243" calcext:value-type="float">
            <text:p>0.001919324888752</text:p>
          </table:table-cell>
        </table:table-row>
        <table:table-row table:style-name="ro1">
          <table:table-cell/>
          <table:table-cell office:value-type="string" calcext:value-type="string">
            <text:p>dom</text:p>
          </table:table-cell>
          <table:table-cell office:value-type="float" office:value="12.9608871439427" calcext:value-type="float">
            <text:p>12.9608871439427</text:p>
          </table:table-cell>
          <table:table-cell office:value-type="float" office:value="1" calcext:value-type="float">
            <text:p>1</text:p>
          </table:table-cell>
          <table:table-cell office:value-type="float" office:value="0.000318066426029925" calcext:value-type="float">
            <text:p>0.00031806642603</text:p>
          </table:table-cell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float" office:value="0.00975960999514141" calcext:value-type="float">
            <text:p>0.009759609995141</text:p>
          </table:table-cell>
          <table:table-cell office:value-type="float" office:value="1" calcext:value-type="float">
            <text:p>1</text:p>
          </table:table-cell>
          <table:table-cell office:value-type="float" office:value="0.92130442220044" calcext:value-type="float">
            <text:p>0.92130442220044</text:p>
          </table:table-cell>
        </table:table-row>
      </table:table>
      <table:table table:name="tabla con especie apendice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Variable reespecieuesta</text:p>
          </table:table-cell>
          <table:table-cell office:value-type="string" calcext:value-type="string">
            <text:p>Predictora o término de interacción</text:p>
          </table:table-cell>
          <table:table-cell office:value-type="string" calcext:value-type="string">
            <text:p>Chi-cuadrado del cociente de verosimilitud</text:p>
          </table:table-cell>
          <table:table-cell office:value-type="string" calcext:value-type="string">
            <text:p>Grados de libertad</text:p>
          </table:table-cell>
          <table:table-cell office:value-type="string" calcext:value-type="string">
            <text:p>P-valor</text:p>
          </table:table-cell>
        </table:table-row>
        <table:table-row table:style-name="ro1">
          <table:table-cell office:value-type="string" calcext:value-type="string">
            <text:p>Supervivencia</text:p>
          </table:table-cell>
          <table:table-cell office:value-type="string" calcext:value-type="string">
            <text:p>año</text:p>
          </table:table-cell>
          <table:table-cell office:value-type="float" office:value="86.1128872817718" calcext:value-type="float">
            <text:p>86.113</text:p>
          </table:table-cell>
          <table:table-cell office:value-type="float" office:value="1" calcext:value-type="float">
            <text:p>1</text:p>
          </table:table-cell>
          <table:table-cell office:value-type="float" office:value="1.69951673367942E-020" calcext:value-type="float">
            <text:p>0.000000</text:p>
          </table:table-cell>
        </table:table-row>
        <table:table-row table:style-name="ro1">
          <table:table-cell/>
          <table:table-cell office:value-type="string" calcext:value-type="string">
            <text:p>tratamiento</text:p>
          </table:table-cell>
          <table:table-cell office:value-type="float" office:value="83.8826172036737" calcext:value-type="float">
            <text:p>83.883</text:p>
          </table:table-cell>
          <table:table-cell office:value-type="float" office:value="2" calcext:value-type="float">
            <text:p>2</text:p>
          </table:table-cell>
          <table:table-cell office:value-type="float" office:value="6.0970690069946E-019" calcext:value-type="float">
            <text:p>0.000000</text:p>
          </table:table-cell>
        </table:table-row>
        <table:table-row table:style-name="ro1">
          <table:table-cell/>
          <table:table-cell office:value-type="string" calcext:value-type="string">
            <text:p>altura inicial</text:p>
          </table:table-cell>
          <table:table-cell office:value-type="float" office:value="11.0858029992206" calcext:value-type="float">
            <text:p>11.086</text:p>
          </table:table-cell>
          <table:table-cell office:value-type="float" office:value="1" calcext:value-type="float">
            <text:p>1</text:p>
          </table:table-cell>
          <table:table-cell office:value-type="float" office:value="0.000869911450047208" calcext:value-type="float">
            <text:p>0.000870</text:p>
          </table:table-cell>
        </table:table-row>
        <table:table-row table:style-name="ro1">
          <table:table-cell/>
          <table:table-cell office:value-type="string" calcext:value-type="string">
            <text:p>dominancia</text:p>
          </table:table-cell>
          <table:table-cell office:value-type="float" office:value="31.1489174880327" calcext:value-type="float">
            <text:p>31.149</text:p>
          </table:table-cell>
          <table:table-cell office:value-type="float" office:value="1" calcext:value-type="float">
            <text:p>1</text:p>
          </table:table-cell>
          <table:table-cell office:value-type="float" office:value="0.0000000238972590825383" calcext:value-type="float">
            <text:p>0.000000</text:p>
          </table:table-cell>
        </table:table-row>
        <table:table-row table:style-name="ro1">
          <table:table-cell/>
          <table:table-cell table:style-name="ce1" office:value-type="string" calcext:value-type="string">
            <text:p>especie</text:p>
          </table:table-cell>
          <table:table-cell table:style-name="ce10" office:value-type="float" office:value="1.14735692946567" calcext:value-type="float">
            <text:p>1.147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float" office:value="0.284103121062964" calcext:value-type="float">
            <text:p>0.284103</text:p>
          </table:table-cell>
        </table:table-row>
        <table:table-row table:style-name="ro1">
          <table:table-cell/>
          <table:table-cell office:value-type="string" calcext:value-type="string">
            <text:p>año * tratamiento</text:p>
          </table:table-cell>
          <table:table-cell office:value-type="float" office:value="6.74080863639415" calcext:value-type="float">
            <text:p>6.741</text:p>
          </table:table-cell>
          <table:table-cell office:value-type="float" office:value="2" calcext:value-type="float">
            <text:p>2</text:p>
          </table:table-cell>
          <table:table-cell office:value-type="float" office:value="0.0343757357978173" calcext:value-type="float">
            <text:p>0.034376</text:p>
          </table:table-cell>
        </table:table-row>
        <table:table-row table:style-name="ro1">
          <table:table-cell/>
          <table:table-cell office:value-type="string" calcext:value-type="string">
            <text:p>año * altura inicial</text:p>
          </table:table-cell>
          <table:table-cell office:value-type="float" office:value="3.98571898003229" calcext:value-type="float">
            <text:p>3.986</text:p>
          </table:table-cell>
          <table:table-cell office:value-type="float" office:value="1" calcext:value-type="float">
            <text:p>1</text:p>
          </table:table-cell>
          <table:table-cell office:value-type="float" office:value="0.045887512994567" calcext:value-type="float">
            <text:p>0.045888</text:p>
          </table:table-cell>
        </table:table-row>
        <table:table-row table:style-name="ro1">
          <table:table-cell/>
          <table:table-cell office:value-type="string" calcext:value-type="string">
            <text:p>tratamiento * altura inicial</text:p>
          </table:table-cell>
          <table:table-cell office:value-type="float" office:value="51.1909363542519" calcext:value-type="float">
            <text:p>51.191</text:p>
          </table:table-cell>
          <table:table-cell office:value-type="float" office:value="2" calcext:value-type="float">
            <text:p>2</text:p>
          </table:table-cell>
          <table:table-cell office:value-type="float" office:value="0.00000000000765648452262654" calcext:value-type="float">
            <text:p>0.000000</text:p>
          </table:table-cell>
        </table:table-row>
        <table:table-row table:style-name="ro1">
          <table:table-cell/>
          <table:table-cell office:value-type="string" calcext:value-type="string">
            <text:p>año * dominancia</text:p>
          </table:table-cell>
          <table:table-cell office:value-type="float" office:value="1.12929923023705" calcext:value-type="float">
            <text:p>1.129</text:p>
          </table:table-cell>
          <table:table-cell office:value-type="float" office:value="1" calcext:value-type="float">
            <text:p>1</text:p>
          </table:table-cell>
          <table:table-cell office:value-type="float" office:value="0.287924863694375" calcext:value-type="float">
            <text:p>0.287925</text:p>
          </table:table-cell>
        </table:table-row>
        <table:table-row table:style-name="ro1">
          <table:table-cell/>
          <table:table-cell office:value-type="string" calcext:value-type="string">
            <text:p>tratamiento * dominancia</text:p>
          </table:table-cell>
          <table:table-cell office:value-type="float" office:value="25.1769955774165" calcext:value-type="float">
            <text:p>25.177</text:p>
          </table:table-cell>
          <table:table-cell office:value-type="float" office:value="2" calcext:value-type="float">
            <text:p>2</text:p>
          </table:table-cell>
          <table:table-cell office:value-type="float" office:value="0.00000341102478380039" calcext:value-type="float">
            <text:p>0.000003</text:p>
          </table:table-cell>
        </table:table-row>
        <table:table-row table:style-name="ro1">
          <table:table-cell office:value-type="string" calcext:value-type="string">
            <text:p>Altura del rebrote</text:p>
          </table:table-cell>
          <table:table-cell office:value-type="string" calcext:value-type="string">
            <text:p>año</text:p>
          </table:table-cell>
          <table:table-cell office:value-type="float" office:value="370.312642235866" calcext:value-type="float">
            <text:p>370.313</text:p>
          </table:table-cell>
          <table:table-cell office:value-type="float" office:value="4" calcext:value-type="float">
            <text:p>4</text:p>
          </table:table-cell>
          <table:table-cell office:value-type="float" office:value="7.20293070424446E-079" calcext:value-type="float">
            <text:p>0.000000</text:p>
          </table:table-cell>
        </table:table-row>
        <table:table-row table:style-name="ro1">
          <table:table-cell/>
          <table:table-cell office:value-type="string" calcext:value-type="string">
            <text:p>tratamiento</text:p>
          </table:table-cell>
          <table:table-cell office:value-type="float" office:value="428.5537760272" calcext:value-type="float">
            <text:p>428.554</text:p>
          </table:table-cell>
          <table:table-cell office:value-type="float" office:value="2" calcext:value-type="float">
            <text:p>2</text:p>
          </table:table-cell>
          <table:table-cell office:value-type="float" office:value="8.72428684548035E-094" calcext:value-type="float">
            <text:p>0.000000</text:p>
          </table:table-cell>
        </table:table-row>
        <table:table-row table:style-name="ro1">
          <table:table-cell/>
          <table:table-cell office:value-type="string" calcext:value-type="string">
            <text:p>altura inicial</text:p>
          </table:table-cell>
          <table:table-cell office:value-type="float" office:value="196.796039420994" calcext:value-type="float">
            <text:p>196.796</text:p>
          </table:table-cell>
          <table:table-cell office:value-type="float" office:value="1" calcext:value-type="float">
            <text:p>1</text:p>
          </table:table-cell>
          <table:table-cell office:value-type="float" office:value="1.04480543912348E-044" calcext:value-type="float">
            <text:p>0.000000</text:p>
          </table:table-cell>
        </table:table-row>
        <table:table-row table:style-name="ro1">
          <table:table-cell/>
          <table:table-cell office:value-type="string" calcext:value-type="string">
            <text:p>altura inicial ^ 2</text:p>
          </table:table-cell>
          <table:table-cell office:value-type="float" office:value="119.272284783754" calcext:value-type="float">
            <text:p>119.272</text:p>
          </table:table-cell>
          <table:table-cell office:value-type="float" office:value="1" calcext:value-type="float">
            <text:p>1</text:p>
          </table:table-cell>
          <table:table-cell office:value-type="float" office:value="9.12966554030712E-028" calcext:value-type="float">
            <text:p>0.000000</text:p>
          </table:table-cell>
        </table:table-row>
        <table:table-row table:style-name="ro1">
          <table:table-cell/>
          <table:table-cell office:value-type="string" calcext:value-type="string">
            <text:p>dominancia</text:p>
          </table:table-cell>
          <table:table-cell office:value-type="float" office:value="13.576155111396" calcext:value-type="float">
            <text:p>13.576</text:p>
          </table:table-cell>
          <table:table-cell office:value-type="float" office:value="1" calcext:value-type="float">
            <text:p>1</text:p>
          </table:table-cell>
          <table:table-cell office:value-type="float" office:value="0.000229076976603697" calcext:value-type="float">
            <text:p>0.000229</text:p>
          </table:table-cell>
        </table:table-row>
        <table:table-row table:style-name="ro1">
          <table:table-cell/>
          <table:table-cell table:style-name="ce1" office:value-type="string" calcext:value-type="string">
            <text:p>especie</text:p>
          </table:table-cell>
          <table:table-cell table:style-name="ce10" office:value-type="float" office:value="10.5838707225516" calcext:value-type="float">
            <text:p>10.584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float" office:value="0.00114078558637284" calcext:value-type="float">
            <text:p>0.001141</text:p>
          </table:table-cell>
        </table:table-row>
        <table:table-row table:style-name="ro1">
          <table:table-cell/>
          <table:table-cell office:value-type="string" calcext:value-type="string">
            <text:p>año * tratamiento</text:p>
          </table:table-cell>
          <table:table-cell office:value-type="float" office:value="285.464278901851" calcext:value-type="float">
            <text:p>285.464</text:p>
          </table:table-cell>
          <table:table-cell office:value-type="float" office:value="8" calcext:value-type="float">
            <text:p>8</text:p>
          </table:table-cell>
          <table:table-cell office:value-type="float" office:value="5.09088422251577E-057" calcext:value-type="float">
            <text:p>0.000000</text:p>
          </table:table-cell>
        </table:table-row>
        <table:table-row table:style-name="ro1">
          <table:table-cell/>
          <table:table-cell office:value-type="string" calcext:value-type="string">
            <text:p>año * altura inicial</text:p>
          </table:table-cell>
          <table:table-cell office:value-type="float" office:value="5.4061064951532" calcext:value-type="float">
            <text:p>5.406</text:p>
          </table:table-cell>
          <table:table-cell office:value-type="float" office:value="4" calcext:value-type="float">
            <text:p>4</text:p>
          </table:table-cell>
          <table:table-cell office:value-type="float" office:value="0.248106902762427" calcext:value-type="float">
            <text:p>0.248107</text:p>
          </table:table-cell>
        </table:table-row>
        <table:table-row table:style-name="ro1">
          <table:table-cell/>
          <table:table-cell office:value-type="string" calcext:value-type="string">
            <text:p>tratamiento * altura inicial</text:p>
          </table:table-cell>
          <table:table-cell office:value-type="float" office:value="4.16064025083909" calcext:value-type="float">
            <text:p>4.161</text:p>
          </table:table-cell>
          <table:table-cell office:value-type="float" office:value="2" calcext:value-type="float">
            <text:p>2</text:p>
          </table:table-cell>
          <table:table-cell office:value-type="float" office:value="0.124890225262747" calcext:value-type="float">
            <text:p>0.124890</text:p>
          </table:table-cell>
        </table:table-row>
        <table:table-row table:style-name="ro1">
          <table:table-cell/>
          <table:table-cell office:value-type="string" calcext:value-type="string">
            <text:p>año * altura inicial ^ 2</text:p>
          </table:table-cell>
          <table:table-cell office:value-type="float" office:value="2.3214720419934" calcext:value-type="float">
            <text:p>2.321</text:p>
          </table:table-cell>
          <table:table-cell office:value-type="float" office:value="4" calcext:value-type="float">
            <text:p>4</text:p>
          </table:table-cell>
          <table:table-cell office:value-type="float" office:value="0.676862514712718" calcext:value-type="float">
            <text:p>0.676863</text:p>
          </table:table-cell>
        </table:table-row>
        <table:table-row table:style-name="ro1">
          <table:table-cell/>
          <table:table-cell office:value-type="string" calcext:value-type="string">
            <text:p>tratamiento * altura inicial ^ 2</text:p>
          </table:table-cell>
          <table:table-cell office:value-type="float" office:value="1.79758487359688" calcext:value-type="float">
            <text:p>1.798</text:p>
          </table:table-cell>
          <table:table-cell office:value-type="float" office:value="2" calcext:value-type="float">
            <text:p>2</text:p>
          </table:table-cell>
          <table:table-cell office:value-type="float" office:value="0.407060914851674" calcext:value-type="float">
            <text:p>0.407061</text:p>
          </table:table-cell>
        </table:table-row>
        <table:table-row table:style-name="ro1">
          <table:table-cell/>
          <table:table-cell office:value-type="string" calcext:value-type="string">
            <text:p>año * dominancia</text:p>
          </table:table-cell>
          <table:table-cell office:value-type="float" office:value="2.85830524735983" calcext:value-type="float">
            <text:p>2.858</text:p>
          </table:table-cell>
          <table:table-cell office:value-type="float" office:value="4" calcext:value-type="float">
            <text:p>4</text:p>
          </table:table-cell>
          <table:table-cell office:value-type="float" office:value="0.581810700123869" calcext:value-type="float">
            <text:p>0.581811</text:p>
          </table:table-cell>
        </table:table-row>
        <table:table-row table:style-name="ro1">
          <table:table-cell/>
          <table:table-cell office:value-type="string" calcext:value-type="string">
            <text:p>tratamiento * dominancia</text:p>
          </table:table-cell>
          <table:table-cell office:value-type="float" office:value="0.609189161739359" calcext:value-type="float">
            <text:p>0.609</text:p>
          </table:table-cell>
          <table:table-cell office:value-type="float" office:value="2" calcext:value-type="float">
            <text:p>2</text:p>
          </table:table-cell>
          <table:table-cell office:value-type="float" office:value="0.73742227889572" calcext:value-type="float">
            <text:p>0.737422</text:p>
          </table:table-cell>
        </table:table-row>
        <table:table-row table:style-name="ro1">
          <table:table-cell table:style-name="ce2" office:value-type="string" calcext:value-type="string">
            <text:p>Presencia de frutos [0, 1]</text:p>
          </table:table-cell>
          <table:table-cell office:value-type="string" calcext:value-type="string">
            <text:p>año</text:p>
          </table:table-cell>
          <table:table-cell office:value-type="float" office:value="233.655635037977" calcext:value-type="float">
            <text:p>233.656</text:p>
          </table:table-cell>
          <table:table-cell office:value-type="float" office:value="4" calcext:value-type="float">
            <text:p>4</text:p>
          </table:table-cell>
          <table:table-cell office:value-type="float" office:value="2.15561577023292E-049" calcext:value-type="float">
            <text:p>0.000000</text:p>
          </table:table-cell>
        </table:table-row>
        <table:table-row table:style-name="ro1">
          <table:table-cell table:style-name="ce2"/>
          <table:table-cell office:value-type="string" calcext:value-type="string">
            <text:p>tratamiento</text:p>
          </table:table-cell>
          <table:table-cell office:value-type="float" office:value="178.726587492196" calcext:value-type="float">
            <text:p>178.727</text:p>
          </table:table-cell>
          <table:table-cell office:value-type="float" office:value="2" calcext:value-type="float">
            <text:p>2</text:p>
          </table:table-cell>
          <table:table-cell office:value-type="float" office:value="1.54886883504856E-039" calcext:value-type="float">
            <text:p>0.000000</text:p>
          </table:table-cell>
        </table:table-row>
        <table:table-row table:style-name="ro1">
          <table:table-cell table:style-name="ce2"/>
          <table:table-cell office:value-type="string" calcext:value-type="string">
            <text:p>altura inicial</text:p>
          </table:table-cell>
          <table:table-cell office:value-type="float" office:value="0.00795303774594913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0.928939014133925" calcext:value-type="float">
            <text:p>0.928939</text:p>
          </table:table-cell>
        </table:table-row>
        <table:table-row table:style-name="ro1">
          <table:table-cell table:style-name="ce2"/>
          <table:table-cell office:value-type="string" calcext:value-type="string">
            <text:p>dominancia</text:p>
          </table:table-cell>
          <table:table-cell office:value-type="float" office:value="8.71867537539168" calcext:value-type="float">
            <text:p>8.719</text:p>
          </table:table-cell>
          <table:table-cell office:value-type="float" office:value="1" calcext:value-type="float">
            <text:p>1</text:p>
          </table:table-cell>
          <table:table-cell office:value-type="float" office:value="0.00314966802065614" calcext:value-type="float">
            <text:p>0.003150</text:p>
          </table:table-cell>
        </table:table-row>
        <table:table-row table:style-name="ro1">
          <table:table-cell table:style-name="ce2"/>
          <table:table-cell table:style-name="ce1" office:value-type="string" calcext:value-type="string">
            <text:p>especie</text:p>
          </table:table-cell>
          <table:table-cell table:style-name="ce10" office:value-type="float" office:value="0.233190633052402" calcext:value-type="float">
            <text:p>0.233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float" office:value="0.629168048248303" calcext:value-type="float">
            <text:p>0.629168</text:p>
          </table:table-cell>
        </table:table-row>
        <table:table-row table:style-name="ro1">
          <table:table-cell table:style-name="ce2"/>
          <table:table-cell office:value-type="string" calcext:value-type="string">
            <text:p>año * tratamiento</text:p>
          </table:table-cell>
          <table:table-cell office:value-type="float" office:value="47.9641360551288" calcext:value-type="float">
            <text:p>47.964</text:p>
          </table:table-cell>
          <table:table-cell office:value-type="float" office:value="8" calcext:value-type="float">
            <text:p>8</text:p>
          </table:table-cell>
          <table:table-cell office:value-type="float" office:value="0.00000010036727792559" calcext:value-type="float">
            <text:p>0.000000</text:p>
          </table:table-cell>
        </table:table-row>
        <table:table-row table:style-name="ro1">
          <table:table-cell table:style-name="ce2"/>
          <table:table-cell office:value-type="string" calcext:value-type="string">
            <text:p>tratamiento * altura inicial</text:p>
          </table:table-cell>
          <table:table-cell office:value-type="float" office:value="3.42098647228505" calcext:value-type="float">
            <text:p>3.421</text:p>
          </table:table-cell>
          <table:table-cell office:value-type="float" office:value="2" calcext:value-type="float">
            <text:p>2</text:p>
          </table:table-cell>
          <table:table-cell office:value-type="float" office:value="0.180776605068326" calcext:value-type="float">
            <text:p>0.180777</text:p>
          </table:table-cell>
        </table:table-row>
        <table:table-row table:style-name="ro1">
          <table:table-cell table:style-name="ce2"/>
          <table:table-cell office:value-type="string" calcext:value-type="string">
            <text:p>año * altura inicial</text:p>
          </table:table-cell>
          <table:table-cell office:value-type="float" office:value="1.78560739093666" calcext:value-type="float">
            <text:p>1.786</text:p>
          </table:table-cell>
          <table:table-cell office:value-type="float" office:value="4" calcext:value-type="float">
            <text:p>4</text:p>
          </table:table-cell>
          <table:table-cell office:value-type="float" office:value="0.775114492062557" calcext:value-type="float">
            <text:p>0.775114</text:p>
          </table:table-cell>
        </table:table-row>
        <table:table-row table:style-name="ro1">
          <table:table-cell table:style-name="ce2"/>
          <table:table-cell office:value-type="string" calcext:value-type="string">
            <text:p>tratamiento * dominancia</text:p>
          </table:table-cell>
          <table:table-cell office:value-type="float" office:value="0.0321826457668521" calcext:value-type="float">
            <text:p>0.032</text:p>
          </table:table-cell>
          <table:table-cell office:value-type="float" office:value="2" calcext:value-type="float">
            <text:p>2</text:p>
          </table:table-cell>
          <table:table-cell office:value-type="float" office:value="0.984037450814381" calcext:value-type="float">
            <text:p>0.984037</text:p>
          </table:table-cell>
        </table:table-row>
        <table:table-row table:style-name="ro1">
          <table:table-cell/>
          <table:table-cell office:value-type="string" calcext:value-type="string">
            <text:p>año * dominancia</text:p>
          </table:table-cell>
          <table:table-cell office:value-type="float" office:value="1.52617542844411" calcext:value-type="float">
            <text:p>1.526</text:p>
          </table:table-cell>
          <table:table-cell office:value-type="float" office:value="4" calcext:value-type="float">
            <text:p>4</text:p>
          </table:table-cell>
          <table:table-cell office:value-type="float" office:value="0.821994923920906" calcext:value-type="float">
            <text:p>0.821995</text:p>
          </table:table-cell>
        </table:table-row>
        <table:table-row table:style-name="ro1">
          <table:table-cell table:style-name="ce2" office:value-type="string" calcext:value-type="string">
            <text:p>Cantidad de frutos cuando hubo producción</text:p>
          </table:table-cell>
          <table:table-cell office:value-type="string" calcext:value-type="string">
            <text:p>año</text:p>
          </table:table-cell>
          <table:table-cell office:value-type="float" office:value="33.423366513487" calcext:value-type="float">
            <text:p>33.423</text:p>
          </table:table-cell>
          <table:table-cell office:value-type="float" office:value="2" calcext:value-type="float">
            <text:p>2</text:p>
          </table:table-cell>
          <table:table-cell office:value-type="float" office:value="0.0000000552342140048416" calcext:value-type="float">
            <text:p>0.000000</text:p>
          </table:table-cell>
        </table:table-row>
        <table:table-row table:style-name="ro1">
          <table:table-cell/>
          <table:table-cell office:value-type="string" calcext:value-type="string">
            <text:p>tratamiento</text:p>
          </table:table-cell>
          <table:table-cell office:value-type="float" office:value="11.7980157490581" calcext:value-type="float">
            <text:p>11.798</text:p>
          </table:table-cell>
          <table:table-cell office:value-type="float" office:value="1" calcext:value-type="float">
            <text:p>1</text:p>
          </table:table-cell>
          <table:table-cell office:value-type="float" office:value="0.000592938839609701" calcext:value-type="float">
            <text:p>0.000593</text:p>
          </table:table-cell>
        </table:table-row>
        <table:table-row table:style-name="ro1">
          <table:table-cell/>
          <table:table-cell office:value-type="string" calcext:value-type="string">
            <text:p>altura inicial</text:p>
          </table:table-cell>
          <table:table-cell office:value-type="float" office:value="9.6251335877051" calcext:value-type="float">
            <text:p>9.625</text:p>
          </table:table-cell>
          <table:table-cell office:value-type="float" office:value="1" calcext:value-type="float">
            <text:p>1</text:p>
          </table:table-cell>
          <table:table-cell office:value-type="float" office:value="0.00191932488875243" calcext:value-type="float">
            <text:p>0.001919</text:p>
          </table:table-cell>
        </table:table-row>
        <table:table-row table:style-name="ro1">
          <table:table-cell/>
          <table:table-cell office:value-type="string" calcext:value-type="string">
            <text:p>dominancia</text:p>
          </table:table-cell>
          <table:table-cell office:value-type="float" office:value="12.9608871439427" calcext:value-type="float">
            <text:p>12.961</text:p>
          </table:table-cell>
          <table:table-cell office:value-type="float" office:value="1" calcext:value-type="float">
            <text:p>1</text:p>
          </table:table-cell>
          <table:table-cell office:value-type="float" office:value="0.000318066426029925" calcext:value-type="float">
            <text:p>0.000318</text:p>
          </table:table-cell>
        </table:table-row>
        <table:table-row table:style-name="ro1">
          <table:table-cell/>
          <table:table-cell table:style-name="ce1" office:value-type="string" calcext:value-type="string">
            <text:p>especie</text:p>
          </table:table-cell>
          <table:table-cell table:style-name="ce10" office:value-type="float" office:value="0.00975960999514141" calcext:value-type="float">
            <text:p>0.010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float" office:value="0.92130442220044" calcext:value-type="float">
            <text:p>0.921304</text:p>
          </table:table-cell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2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4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0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1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2" number:title="User-defined">
      <number:number number:decimal-places="6" loext:min-decimal-places="6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13:15:32.623991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ván Barberá</meta:initial-creator>
    <meta:creation-date>2023-01-10T16:48:42.296741955</meta:creation-date>
    <dc:date>2023-01-12T13:27:17.164485657</dc:date>
    <dc:creator>Iván Barberá</dc:creator>
    <meta:editing-duration>PT35M15S</meta:editing-duration>
    <meta:editing-cycles>12</meta:editing-cycles>
    <meta:generator>LibreOffice/6.4.7.2$Linux_X86_64 LibreOffice_project/40$Build-2</meta:generator>
    <meta:document-statistic meta:table-count="4" meta:cell-count="628" meta:object-count="0"/>
  </office:meta>
</office:document-meta>
</file>